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44.94pt" svg:height="246.87pt" svg:x="633.37pt" svg:y="305.77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table:style-name="ce1"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0.12" calcext:value-type="float">
            <text:p>-0.12</text:p>
          </table:table-cell>
          <table:table-cell office:value-type="float" office:value="0.2" calcext:value-type="float">
            <text:p>0.2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9.67" calcext:value-type="float">
            <text:p>9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6:17:36.187048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2-05T16:22:38.796429298</dc:date>
    <meta:editing-duration>PT16H4M13S</meta:editing-duration>
    <meta:editing-cycles>3</meta:editing-cycles>
    <meta:generator>LibreOffice/5.1.4.2$Linux_X86_64 LibreOffice_project/f99d75f39f1c57ebdd7ffc5f42867c12031db97a</meta:generator>
    <meta:document-statistic meta:table-count="1" meta:cell-count="12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7.692cm" svg:y="0.354cm" chart:style-name="ch2">
          <text:p>X-Axis Acceleration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501cm" svg:y="1.15cm" svg:width="18.829cm" svg:height="8.624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1.A1:Sheet1.A1000</svg:desc>
                </draw:g>
              </table:table-cell>
              <table:table-cell office:value-type="float" office:value="-0.01">
                <text:p>-0.01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">
                <text:p>1.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">
                <text:p>1.2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">
                <text:p>1.3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">
                <text:p>1.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">
                <text:p>1.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8">
                <text:p>1.4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">
                <text:p>1.5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">
                <text:p>1.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">
                <text:p>1.6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">
                <text:p>1.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">
                <text:p>1.6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">
                <text:p>1.7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">
                <text:p>1.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">
                <text:p>1.8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">
                <text:p>1.8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">
                <text:p>1.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">
                <text:p>1.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8">
                <text:p>1.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">
                <text:p>2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">
                <text:p>2.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">
                <text:p>2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8">
                <text:p>2.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">
                <text:p>2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">
                <text:p>2.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">
                <text:p>2.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">
                <text:p>2.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8">
                <text:p>2.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3">
                <text:p>2.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">
                <text:p>2.4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1">
                <text:p>2.5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5">
                <text:p>2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9">
                <text:p>2.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3">
                <text:p>2.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7">
                <text:p>2.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1">
                <text:p>2.7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5">
                <text:p>2.7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4">
                <text:p>2.8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8">
                <text:p>2.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">
                <text:p>2.9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">
                <text:p>2.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4">
                <text:p>3.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9">
                <text:p>3.0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3">
                <text:p>3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7">
                <text:p>3.1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1">
                <text:p>3.2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5">
                <text:p>3.2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9">
                <text:p>3.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3">
                <text:p>3.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">
                <text:p>3.3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6">
                <text:p>3.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4">
                <text:p>3.5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8">
                <text:p>3.5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6">
                <text:p>3.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">
                <text:p>3.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4">
                <text:p>3.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8">
                <text:p>3.7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">
                <text:p>3.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6">
                <text:p>3.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">
                <text:p>3.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5">
                <text:p>3.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9">
                <text:p>3.9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">
                <text:p>4.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7">
                <text:p>4.0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">
                <text:p>4.1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5">
                <text:p>4.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9">
                <text:p>4.1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">
                <text:p>4.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8">
                <text:p>4.2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">
                <text:p>4.3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6">
                <text:p>4.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">
                <text:p>4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4">
                <text:p>4.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">
                <text:p>4.4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2">
                <text:p>4.5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6">
                <text:p>4.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">
                <text:p>4.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5">
                <text:p>4.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9">
                <text:p>4.6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3">
                <text:p>4.7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7">
                <text:p>4.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81">
                <text:p>4.8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5">
                <text:p>4.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9">
                <text:p>4.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3">
                <text:p>4.9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7">
                <text:p>4.9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1">
                <text:p>5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5">
                <text:p>5.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9">
                <text:p>5.0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4">
                <text:p>5.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8">
                <text:p>5.1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22">
                <text:p>5.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6">
                <text:p>5.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">
                <text:p>5.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4">
                <text:p>5.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8">
                <text:p>5.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42">
                <text:p>5.4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7">
                <text:p>5.4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1">
                <text:p>5.5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5">
                <text:p>5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9">
                <text:p>5.5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3">
                <text:p>5.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7">
                <text:p>5.6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1">
                <text:p>5.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9">
                <text:p>5.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3">
                <text:p>5.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7">
                <text:p>5.8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1">
                <text:p>5.9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6">
                <text:p>5.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4">
                <text:p>6.0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08">
                <text:p>6.0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2">
                <text:p>6.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6">
                <text:p>6.1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">
                <text:p>6.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4">
                <text:p>6.2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8">
                <text:p>6.2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3">
                <text:p>6.3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7">
                <text:p>6.3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1">
                <text:p>6.4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5">
                <text:p>6.4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9">
                <text:p>6.4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3">
                <text:p>6.5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7">
                <text:p>6.5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2">
                <text:p>6.6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">
                <text:p>6.6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">
                <text:p>6.7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8">
                <text:p>6.7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2">
                <text:p>6.8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6">
                <text:p>6.8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">
                <text:p>6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4">
                <text:p>6.9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9">
                <text:p>6.9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3">
                <text:p>7.0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07">
                <text:p>7.0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1">
                <text:p>7.1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5">
                <text:p>7.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9">
                <text:p>7.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3">
                <text:p>7.2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7">
                <text:p>7.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2">
                <text:p>7.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6">
                <text:p>7.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4">
                <text:p>7.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44">
                <text:p>7.4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48">
                <text:p>7.4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52">
                <text:p>7.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6">
                <text:p>7.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">
                <text:p>7.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4">
                <text:p>7.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8">
                <text:p>7.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73">
                <text:p>7.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">
                <text:p>7.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81">
                <text:p>7.8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5">
                <text:p>7.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9">
                <text:p>7.8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3">
                <text:p>7.9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97">
                <text:p>7.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01">
                <text:p>8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05">
                <text:p>8.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">
                <text:p>8.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14">
                <text:p>8.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8">
                <text:p>8.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2">
                <text:p>8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6">
                <text:p>8.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3">
                <text:p>8.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4">
                <text:p>8.3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457cm" svg:y="0.351cm" chart:style-name="ch2">
          <text:p>Y-Axis Acceleration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396cm" svg:y="1.544cm" svg:width="17.049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1.A1:Sheet1.A1000</svg:desc>
                </draw:g>
              </table:table-cell>
              <table:table-cell office:value-type="float" office:value="-0.03">
                <text:p>-0.03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">
                <text:p>1.2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">
                <text:p>1.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">
                <text:p>1.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">
                <text:p>1.4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8">
                <text:p>1.4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">
                <text:p>1.5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">
                <text:p>1.5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">
                <text:p>1.6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">
                <text:p>1.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">
                <text:p>1.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">
                <text:p>1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">
                <text:p>1.7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">
                <text:p>1.8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">
                <text:p>1.8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">
                <text:p>1.8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">
                <text:p>1.9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8">
                <text:p>1.9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">
                <text:p>2.0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">
                <text:p>2.1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8">
                <text:p>2.1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">
                <text:p>2.2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">
                <text:p>2.3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8">
                <text:p>2.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3">
                <text:p>2.4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">
                <text:p>2.4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1">
                <text:p>2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5">
                <text:p>2.5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9">
                <text:p>2.5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3">
                <text:p>2.6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7">
                <text:p>2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1">
                <text:p>2.7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5">
                <text:p>2.7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4">
                <text:p>2.8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8">
                <text:p>2.8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">
                <text:p>2.9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">
                <text:p>2.9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4">
                <text:p>3.0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9">
                <text:p>3.0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3">
                <text:p>3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7">
                <text:p>3.1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1">
                <text:p>3.2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9">
                <text:p>3.2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3">
                <text:p>3.3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">
                <text:p>3.3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4">
                <text:p>3.5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8">
                <text:p>3.5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6">
                <text:p>3.6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">
                <text:p>3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8">
                <text:p>3.7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6">
                <text:p>3.8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">
                <text:p>3.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5">
                <text:p>3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9">
                <text:p>3.9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">
                <text:p>4.0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7">
                <text:p>4.0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">
                <text:p>4.1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5">
                <text:p>4.1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9">
                <text:p>4.1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">
                <text:p>4.2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8">
                <text:p>4.2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6">
                <text:p>4.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">
                <text:p>4.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4">
                <text:p>4.4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">
                <text:p>4.4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2">
                <text:p>4.5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6">
                <text:p>4.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">
                <text:p>4.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5">
                <text:p>4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9">
                <text:p>4.6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3">
                <text:p>4.7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7">
                <text:p>4.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5">
                <text:p>4.8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9">
                <text:p>4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3">
                <text:p>4.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7">
                <text:p>4.9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1">
                <text:p>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9">
                <text:p>5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4">
                <text:p>5.1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22">
                <text:p>5.2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6">
                <text:p>5.2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">
                <text:p>5.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4">
                <text:p>5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8">
                <text:p>5.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42">
                <text:p>5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7">
                <text:p>5.4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1">
                <text:p>5.5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5">
                <text:p>5.5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9">
                <text:p>5.5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3">
                <text:p>5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1">
                <text:p>5.7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3">
                <text:p>5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7">
                <text:p>5.8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1">
                <text:p>5.9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6">
                <text:p>5.9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4">
                <text:p>6.0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2">
                <text:p>6.1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6">
                <text:p>6.1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4">
                <text:p>6.2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8">
                <text:p>6.2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3">
                <text:p>6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7">
                <text:p>6.3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1">
                <text:p>6.4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9">
                <text:p>6.4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3">
                <text:p>6.5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7">
                <text:p>6.5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2">
                <text:p>6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">
                <text:p>6.6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">
                <text:p>6.7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8">
                <text:p>6.7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2">
                <text:p>6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6">
                <text:p>6.8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">
                <text:p>6.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4">
                <text:p>6.9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9">
                <text:p>6.9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3">
                <text:p>7.0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07">
                <text:p>7.0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1">
                <text:p>7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5">
                <text:p>7.1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9">
                <text:p>7.1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3">
                <text:p>7.2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7">
                <text:p>7.2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2">
                <text:p>7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6">
                <text:p>7.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4">
                <text:p>7.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44">
                <text:p>7.4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52">
                <text:p>7.52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6">
                <text:p>7.5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">
                <text:p>7.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4">
                <text:p>7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73">
                <text:p>7.7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">
                <text:p>7.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81">
                <text:p>7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5">
                <text:p>7.8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9">
                <text:p>7.8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3">
                <text:p>7.93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97">
                <text:p>7.9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01">
                <text:p>8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05">
                <text:p>8.0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">
                <text:p>8.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14">
                <text:p>8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8">
                <text:p>8.1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2">
                <text:p>8.2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6">
                <text:p>8.2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3">
                <text:p>8.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4">
                <text:p>8.34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1cm" svg:height="8.71cm" xlink:href=".." xlink:type="simple" chart:class="chart:scatter" chart:style-name="ch1">
        <chart:title svg:x="10.874cm" svg:y="0.31cm" chart:style-name="ch2">
          <text:p>Acceleration in Z-Axis</text:p>
        </chart:title>
        <chart:legend svg:x="22.011cm" svg:y="0cm" style:legend-expansion="custom" chartooo:width="3.383cm" chartooo:height="0.578cm" style:legend-expansion-aspect-ratio="5.85294117647059" chart:style-name="ch3"/>
        <chart:plot-area chart:style-name="ch4" table:cell-range-address="Sheet1.A1:Sheet1.A1000 Sheet1.D1:Sheet1.D1000" chart:data-source-has-labels="row" svg:x="0.525cm" svg:y="1.263cm" svg:width="25.231cm" svg:height="7.273cm">
          <chartooo:coordinate-region svg:x="1.543cm" svg:y="1.462cm" svg:width="24.119cm" svg:height="6.8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14.012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1.A1:Sheet1.A1000</svg:desc>
                </draw:g>
              </table:table-cell>
              <table:table-cell office:value-type="float" office:value="-0.09">
                <text:p>-0.09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">
                <text:p>1.2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">
                <text:p>1.2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">
                <text:p>1.3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">
                <text:p>1.3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4">
                <text:p>1.4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8">
                <text:p>1.4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">
                <text:p>1.5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">
                <text:p>1.5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">
                <text:p>1.6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">
                <text:p>1.6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">
                <text:p>1.6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">
                <text:p>1.7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">
                <text:p>1.7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">
                <text:p>1.8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">
                <text:p>1.8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">
                <text:p>1.8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3">
                <text:p>1.9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8">
                <text:p>1.9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">
                <text:p>2.02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">
                <text:p>2.0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4">
                <text:p>2.1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8">
                <text:p>2.1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2">
                <text:p>2.2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">
                <text:p>2.2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">
                <text:p>2.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4">
                <text:p>2.3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8">
                <text:p>2.3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3">
                <text:p>2.4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7">
                <text:p>2.4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1">
                <text:p>2.5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5">
                <text:p>2.5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9">
                <text:p>2.5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3">
                <text:p>2.63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7">
                <text:p>2.6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1">
                <text:p>2.7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5">
                <text:p>2.7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">
                <text:p>2.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4">
                <text:p>2.8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8">
                <text:p>2.8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">
                <text:p>2.9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">
                <text:p>2.9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4">
                <text:p>3.0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9">
                <text:p>3.0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3">
                <text:p>3.1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7">
                <text:p>3.1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1">
                <text:p>3.2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5">
                <text:p>3.2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9">
                <text:p>3.2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3">
                <text:p>3.3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">
                <text:p>3.3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">
                <text:p>3.4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6">
                <text:p>3.4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4">
                <text:p>3.5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8">
                <text:p>3.5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6">
                <text:p>3.6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">
                <text:p>3.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4">
                <text:p>3.7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8">
                <text:p>3.7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">
                <text:p>3.8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6">
                <text:p>3.8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">
                <text:p>3.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5">
                <text:p>3.9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9">
                <text:p>3.9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03">
                <text:p>4.0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7">
                <text:p>4.0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">
                <text:p>4.1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5">
                <text:p>4.1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9">
                <text:p>4.1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4">
                <text:p>4.2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8">
                <text:p>4.2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">
                <text:p>4.3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6">
                <text:p>4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">
                <text:p>4.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4">
                <text:p>4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">
                <text:p>4.4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2">
                <text:p>4.5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6">
                <text:p>4.5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">
                <text:p>4.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5">
                <text:p>4.6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9">
                <text:p>4.6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3">
                <text:p>4.7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7">
                <text:p>4.7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81">
                <text:p>4.8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5">
                <text:p>4.8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89">
                <text:p>4.8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3">
                <text:p>4.9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7">
                <text:p>4.9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1">
                <text:p>5.0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5">
                <text:p>5.0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9">
                <text:p>5.09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4">
                <text:p>5.1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8">
                <text:p>5.1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22">
                <text:p>5.2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6">
                <text:p>5.2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">
                <text:p>5.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34">
                <text:p>5.3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8">
                <text:p>5.3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42">
                <text:p>5.4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7">
                <text:p>5.4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1">
                <text:p>5.5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5">
                <text:p>5.5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9">
                <text:p>5.5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3">
                <text:p>5.6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7">
                <text:p>5.6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1">
                <text:p>5.7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9">
                <text:p>5.7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3">
                <text:p>5.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7">
                <text:p>5.8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1">
                <text:p>5.9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6">
                <text:p>5.9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4">
                <text:p>6.0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08">
                <text:p>6.0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2">
                <text:p>6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6">
                <text:p>6.1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">
                <text:p>6.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4">
                <text:p>6.2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8">
                <text:p>6.28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3">
                <text:p>6.3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7">
                <text:p>6.3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1">
                <text:p>6.4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5">
                <text:p>6.4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9">
                <text:p>6.4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3">
                <text:p>6.5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7">
                <text:p>6.57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2">
                <text:p>6.6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">
                <text:p>6.6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">
                <text:p>6.7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8">
                <text:p>6.7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2">
                <text:p>6.8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6">
                <text:p>6.8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">
                <text:p>6.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4">
                <text:p>6.9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99">
                <text:p>6.9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3">
                <text:p>7.0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07">
                <text:p>7.0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1">
                <text:p>7.1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5">
                <text:p>7.1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9">
                <text:p>7.1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3">
                <text:p>7.2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7">
                <text:p>7.27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2">
                <text:p>7.3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6">
                <text:p>7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4">
                <text:p>7.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44">
                <text:p>7.4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48">
                <text:p>7.4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52">
                <text:p>7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6">
                <text:p>7.5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">
                <text:p>7.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4">
                <text:p>7.6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8">
                <text:p>7.68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73">
                <text:p>7.73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">
                <text:p>7.7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81">
                <text:p>7.8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5">
                <text:p>7.8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9">
                <text:p>7.8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3">
                <text:p>7.9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97">
                <text:p>7.9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01">
                <text:p>8.0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05">
                <text:p>8.0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">
                <text:p>8.1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14">
                <text:p>8.1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8">
                <text:p>8.1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2">
                <text:p>8.2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26">
                <text:p>8.2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3">
                <text:p>8.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34">
                <text:p>8.3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